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2.27cm" svg:y="2.28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2.905cm" svg:y="2.28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54cm" svg:y="2.28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175cm" svg:y="2.28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1cm" svg:y="2.28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445cm" svg:y="2.28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08cm" svg:y="2.28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715cm" svg:y="2.28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35cm" svg:y="2.28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985cm" svg:y="2.28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8.62cm" svg:y="2.28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.27cm" svg:y="1.63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.905cm" svg:y="1.63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54cm" svg:y="1.63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1.63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81cm" svg:y="1.63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445cm" svg:y="1.63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08cm" svg:y="1.63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715cm" svg:y="1.63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35cm" svg:y="1.63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985cm" svg:y="1.63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62cm" svg:y="1.635cm">
          <text:p text:style-name="P1">11</text:p>
          <draw:enhanced-geometry svg:viewBox="0 0 21600 21600" draw:type="rectangle" draw:enhanced-path="M 0 0 L 21600 0 21600 21600 0 21600 0 0 Z N"/>
        </draw:custom-shape>
        <draw:frame draw:style-name="gr3" draw:layer="layout" svg:width="0.635cm" svg:height="0.885cm" svg:x="1.635cm" svg:y="2.282cm">
          <draw:text-box>
            <text:p>A</text:p>
          </draw:text-box>
        </draw:frame>
        <draw:custom-shape draw:style-name="gr1" draw:text-style-name="P1" draw:layer="layout" svg:width="0.635cm" svg:height="0.635cm" svg:x="2.27cm" svg:y="3.93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2.905cm" svg:y="3.93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54cm" svg:y="3.93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175cm" svg:y="3.93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1cm" svg:y="3.93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445cm" svg:y="3.93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08cm" svg:y="3.93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.905cm" svg:y="3.28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54cm" svg:y="3.2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3.28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81cm" svg:y="3.28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445cm" svg:y="3.28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08cm" svg:y="3.28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.27cm" svg:y="3.288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layer="layout" svg:width="0.635cm" svg:height="0.885cm" svg:x="1.635cm" svg:y="3.937cm">
          <draw:text-box>
            <text:p>C</text:p>
          </draw:text-box>
        </draw:frame>
        <draw:g>
          <draw:custom-shape draw:style-name="gr1" draw:text-style-name="P1" draw:layer="layout" svg:width="0.635cm" svg:height="0.635cm" svg:x="12.43cm" svg:y="3.29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3.065cm" svg:y="3.29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3.7cm" svg:y="3.29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4.335cm" svg:y="3.29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4.97cm" svg:y="3.29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5.605cm" svg:y="3.29cm">
            <text:p text:style-name="P1">1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6.24cm" svg:y="3.29cm">
            <text:p text:style-name="P1">11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13.065cm" svg:y="2.641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13.7cm" svg:y="2.641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14.335cm" svg:y="2.641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14.97cm" svg:y="2.641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15.605cm" svg:y="2.641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16.24cm" svg:y="2.641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svg:x="12.43cm" svg:y="2.641cm">
            <text:p text:style-name="P1">0</text:p>
            <draw:enhanced-geometry svg:viewBox="0 0 21600 21600" draw:type="rectangle" draw:enhanced-path="M 0 0 L 21600 0 21600 21600 0 21600 0 0 Z N"/>
          </draw:custom-shape>
          <draw:frame draw:style-name="gr3" draw:layer="layout" svg:width="0.635cm" svg:height="0.885cm" svg:x="11.795cm" svg:y="3.29cm">
            <draw:text-box>
              <text:p>C</text:p>
            </draw:text-box>
          </draw:frame>
        </draw:g>
        <draw:custom-shape draw:style-name="gr4" draw:text-style-name="P1" draw:layer="layout" svg:width="1.27cm" svg:height="0.635cm" svg:x="9.89cm" svg:y="3.3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635cm" svg:height="0.635cm" svg:x="2.27cm" svg:y="6.7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2.905cm" svg:y="6.7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3.54cm" svg:y="6.7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4.175cm" svg:y="6.7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4.81cm" svg:y="6.7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5.445cm" svg:y="6.7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6.08cm" svg:y="6.7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6.715cm" svg:y="6.7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7.35cm" svg:y="6.7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985cm" svg:y="6.72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8.62cm" svg:y="6.7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.27cm" svg:y="6.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.905cm" svg:y="6.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54cm" svg:y="6.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6.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81cm" svg:y="6.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445cm" svg:y="6.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08cm" svg:y="6.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715cm" svg:y="6.0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35cm" svg:y="6.0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985cm" svg:y="6.08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62cm" svg:y="6.08cm">
          <text:p text:style-name="P1">11</text:p>
          <draw:enhanced-geometry svg:viewBox="0 0 21600 21600" draw:type="rectangle" draw:enhanced-path="M 0 0 L 21600 0 21600 21600 0 21600 0 0 Z N"/>
        </draw:custom-shape>
        <draw:frame draw:style-name="gr3" draw:layer="layout" svg:width="0.635cm" svg:height="0.885cm" svg:x="1.635cm" svg:y="6.727cm">
          <draw:text-box>
            <text:p>B</text:p>
          </draw:text-box>
        </draw:frame>
        <draw:custom-shape draw:style-name="gr2" draw:text-style-name="P1" draw:layer="layout" svg:width="0.635cm" svg:height="0.635cm" svg:x="2.905cm" svg:y="7.73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54cm" svg:y="7.73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7.73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81cm" svg:y="7.73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445cm" svg:y="7.73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08cm" svg:y="7.73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.27cm" svg:y="7.733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layer="layout" svg:width="0.635cm" svg:height="0.885cm" svg:x="1.635cm" svg:y="8.382cm">
          <draw:text-box>
            <text:p>C</text:p>
          </draw:text-box>
        </draw:frame>
        <draw:custom-shape draw:style-name="gr1" draw:text-style-name="P1" draw:layer="layout" svg:width="0.635cm" svg:height="0.635cm" svg:x="2.325cm" svg:y="8.38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2.96cm" svg:y="8.38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595cm" svg:y="8.38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23cm" svg:y="8.38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65cm" svg:y="8.38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5cm" svg:y="8.383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135cm" svg:y="8.383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1.16cm" svg:y="6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1.795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43cm" svg:y="6.71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3.065cm" svg:y="6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3.7cm" svg:y="6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4.335cm" svg:y="6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4.97cm" svg:y="6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5.605cm" svg:y="6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6.24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6.875cm" svg:y="6.71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7.51cm" svg:y="6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16cm" svg:y="6.06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795cm" svg:y="6.06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43cm" svg:y="6.06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3.065cm" svg:y="6.0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3.7cm" svg:y="6.06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4.335cm" svg:y="6.06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4.97cm" svg:y="6.06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5.605cm" svg:y="6.06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6.24cm" svg:y="6.06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6.875cm" svg:y="6.068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7.51cm" svg:y="6.068cm">
          <text:p text:style-name="P1">11</text:p>
          <draw:enhanced-geometry svg:viewBox="0 0 21600 21600" draw:type="rectangle" draw:enhanced-path="M 0 0 L 21600 0 21600 21600 0 21600 0 0 Z N"/>
        </draw:custom-shape>
        <draw:frame draw:style-name="gr3" draw:layer="layout" svg:width="0.635cm" svg:height="0.885cm" svg:x="10.525cm" svg:y="6.715cm">
          <draw:text-box>
            <text:p>B</text:p>
          </draw:text-box>
        </draw:frame>
        <draw:custom-shape draw:style-name="gr2" draw:text-style-name="P1" draw:layer="layout" svg:width="0.635cm" svg:height="0.635cm" svg:x="11.795cm" svg:y="7.72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43cm" svg:y="7.72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3.065cm" svg:y="7.72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3.7cm" svg:y="7.72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4.335cm" svg:y="7.72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4.97cm" svg:y="7.72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16cm" svg:y="7.721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layer="layout" svg:width="0.635cm" svg:height="0.885cm" svg:x="10.525cm" svg:y="8.37cm">
          <draw:text-box>
            <text:p>C</text:p>
          </draw:text-box>
        </draw:frame>
        <draw:custom-shape draw:style-name="gr1" draw:text-style-name="P1" draw:layer="layout" svg:width="0.635cm" svg:height="0.635cm" svg:x="11.215cm" svg:y="8.37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85cm" svg:y="8.37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485cm" svg:y="8.37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12cm" svg:y="8.37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755cm" svg:y="8.371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4.39cm" svg:y="8.37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5.025cm" svg:y="8.371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2.27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2.905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54cm" svg:y="11.1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4.175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4.81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445cm" svg:y="11.1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6.08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6.715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7.35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7.985cm" svg:y="11.16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8.62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.27cm" svg:y="10.51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.905cm" svg:y="10.51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54cm" svg:y="10.51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10.51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81cm" svg:y="10.51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445cm" svg:y="10.51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08cm" svg:y="10.51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715cm" svg:y="10.51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35cm" svg:y="10.513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985cm" svg:y="10.513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62cm" svg:y="10.513cm">
          <text:p text:style-name="P1">11</text:p>
          <draw:enhanced-geometry svg:viewBox="0 0 21600 21600" draw:type="rectangle" draw:enhanced-path="M 0 0 L 21600 0 21600 21600 0 21600 0 0 Z N"/>
        </draw:custom-shape>
        <draw:frame draw:style-name="gr3" draw:layer="layout" svg:width="0.635cm" svg:height="0.885cm" svg:x="1.635cm" svg:y="11.16cm">
          <draw:text-box>
            <text:p>B</text:p>
          </draw:text-box>
        </draw:frame>
        <draw:custom-shape draw:style-name="gr2" draw:text-style-name="P1" draw:layer="layout" svg:width="0.635cm" svg:height="0.635cm" svg:x="2.905cm" svg:y="12.16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54cm" svg:y="12.16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12.16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81cm" svg:y="12.16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445cm" svg:y="12.166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08cm" svg:y="12.166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.27cm" svg:y="12.166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layer="layout" svg:width="0.635cm" svg:height="0.885cm" svg:x="1.635cm" svg:y="12.815cm">
          <draw:text-box>
            <text:p>C</text:p>
          </draw:text-box>
        </draw:frame>
        <draw:custom-shape draw:style-name="gr1" draw:text-style-name="P1" draw:layer="layout" svg:width="0.635cm" svg:height="0.635cm" svg:x="2.325cm" svg:y="12.81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2.96cm" svg:y="12.816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595cm" svg:y="12.816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23cm" svg:y="12.816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65cm" svg:y="12.816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5.5cm" svg:y="12.816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135cm" svg:y="12.816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16cm" svg:y="12.17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1.795cm" svg:y="12.17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2.43cm" svg:y="12.1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065cm" svg:y="12.17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3.7cm" svg:y="12.17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4.335cm" svg:y="12.1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4.97cm" svg:y="12.17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5.605cm" svg:y="12.17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6.24cm" svg:y="12.17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6.875cm" svg:y="12.1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17.51cm" svg:y="12.17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16cm" svg:y="11.53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795cm" svg:y="11.53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43cm" svg:y="11.53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3.065cm" svg:y="11.53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3.7cm" svg:y="11.53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4.335cm" svg:y="11.53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4.97cm" svg:y="11.53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5.605cm" svg:y="11.53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6.24cm" svg:y="11.533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6.875cm" svg:y="11.533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7.51cm" svg:y="11.533cm">
          <text:p text:style-name="P1">11</text:p>
          <draw:enhanced-geometry svg:viewBox="0 0 21600 21600" draw:type="rectangle" draw:enhanced-path="M 0 0 L 21600 0 21600 21600 0 21600 0 0 Z N"/>
        </draw:custom-shape>
        <draw:frame draw:style-name="gr3" draw:layer="layout" svg:width="0.635cm" svg:height="0.885cm" svg:x="10.525cm" svg:y="12.18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7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7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us Kleemans</meta:initial-creator>
    <meta:creation-date>2011-03-12T14:49:20</meta:creation-date>
    <dc:date>2011-03-22T20:24:06</dc:date>
    <dc:creator>Adrianus Kleemans</dc:creator>
    <meta:editing-duration>PT02H48M16S</meta:editing-duration>
    <meta:editing-cycles>7</meta:editing-cycles>
    <meta:generator>OpenOffice.org/3.2$Linux OpenOffice.org_project/320m19$Build-9505</meta:generator>
    <meta:document-statistic meta:object-count="192"/>
  </office:meta>
</office:document-meta>
</file>